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95in"/>
    </style:style>
    <style:style style:name="co2" style:family="table-column">
      <style:table-column-properties fo:break-before="auto" style:column-width="3.932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3764in" fo:break-before="auto" style:use-optimal-row-height="fals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3028in" fo:break-before="auto" style:use-optimal-row-height="false"/>
    </style:style>
    <style:style style:name="ro5" style:family="table-row">
      <style:table-row-properties style:row-height="0.3555in" fo:break-before="auto" style:use-optimal-row-height="true"/>
    </style:style>
    <style:style style:name="ro6" style:family="table-row">
      <style:table-row-properties style:row-height="0.3516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ackground-color="transparent"/>
      <style:text-properties style:font-name="Verdana" fo:font-size="10pt"/>
    </style:style>
    <style:style style:name="ce16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7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0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Verdana" fo:font-size="10pt"/>
    </style:style>
    <style:style style:name="ce21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22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3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</office:automatic-styles>
  <office:body>
    <office:spreadsheet>
      <table:table table:name="Simple Axis Sever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25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1.1.0_RC6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/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25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1.1.0_RC6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ver with guththila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7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/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/>
          <table:table-cell table:style-name="ce18"/>
          <table:table-cell table:style-name="ce22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with guththila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7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2"/>
          <table:table-cell table:style-name="ce7"/>
          <table:table-cell table:number-columns-repeated="248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2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/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ver with libcurl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7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2"/>
          <table:table-cell table:style-name="ce7"/>
          <table:table-cell table:number-columns-repeated="248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2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/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with libcurl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7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2"/>
          <table:table-cell table:style-name="ce7"/>
          <table:table-cell table:number-columns-repeated="248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2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/>
          <table:table-cell table:style-name="ce20"/>
          <table:table-cell table:style-name="ce23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5">09/25/2007</text:date>, <text:time>14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9-25T14:35:34</dc:date>
    <dc:language>en-US</dc:language>
    <meta:editing-cycles>47</meta:editing-cycles>
    <meta:editing-duration>PT8H43M33S</meta:editing-duration>
    <meta:user-defined meta:name="Info 1"/>
    <meta:user-defined meta:name="Info 2"/>
    <meta:user-defined meta:name="Info 3"/>
    <meta:user-defined meta:name="Info 4"/>
    <meta:document-statistic meta:table-count="6" meta:cell-count="151"/>
  </office:meta>
</office:document-meta>
</file>